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2">
      <style:paragraph-properties fo:margin-left="0.5in" fo:margin-right="0in" fo:margin-top="0in" fo:margin-bottom="0in" loext:contextual-spacing="true" fo:text-indent="-0.25in" style:auto-text-indent="false"/>
    </style:style>
    <style:style style:name="P4" style:family="paragraph" style:parent-style-name="Standard" style:list-style-name="WWNum7">
      <style:paragraph-properties fo:margin-left="0.5in" fo:margin-right="0in" fo:margin-top="0in" fo:margin-bottom="0in" loext:contextual-spacing="true" fo:text-indent="-0.25in" style:auto-text-indent="false"/>
    </style:style>
    <style:style style:name="P5" style:family="paragraph" style:parent-style-name="Standard" style:list-style-name="WWNum6">
      <style:paragraph-properties fo:margin-left="0.5in" fo:margin-right="0in" fo:margin-top="0in" fo:margin-bottom="0in" loext:contextual-spacing="true" fo:text-indent="-0.25in" style:auto-text-indent="false"/>
    </style:style>
    <style:style style:name="P6" style:family="paragraph" style:parent-style-name="Standard" style:list-style-name="WWNum8">
      <style:paragraph-properties fo:margin-left="0.5in" fo:margin-right="0in" fo:margin-top="0in" fo:margin-bottom="0in" loext:contextual-spacing="true" fo:text-indent="-0.25in" style:auto-text-indent="false"/>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P8" style:family="paragraph" style:parent-style-name="Standard" style:list-style-name="WWNum4">
      <style:paragraph-properties fo:margin-left="0.5in" fo:margin-right="0in" fo:margin-top="0in" fo:margin-bottom="0in" loext:contextual-spacing="true" fo:text-indent="-0.25in" style:auto-text-indent="false"/>
    </style:style>
    <style:style style:name="P9" style:family="paragraph" style:parent-style-name="Standard" style:list-style-name="WWNum3">
      <style:paragraph-properties fo:margin-left="0.5in" fo:margin-right="0in" fo:margin-top="0in" fo:margin-bottom="0in" loext:contextual-spacing="true" fo:text-indent="-0.25in" style:auto-text-indent="false"/>
    </style:style>
    <style:style style:name="P10" style:family="paragraph" style:parent-style-name="Standard" style:list-style-name="WWNum2">
      <style:paragraph-properties fo:margin-left="1in" fo:margin-right="0in" fo:margin-top="0in" fo:margin-bottom="0in" loext:contextual-spacing="true" fo:text-indent="-0.25in" style:auto-text-indent="false"/>
    </style:style>
    <style:style style:name="P11" style:family="paragraph" style:parent-style-name="Standard" style:list-style-name="WWNum7">
      <style:paragraph-properties fo:margin-left="1in" fo:margin-right="0in" fo:margin-top="0in" fo:margin-bottom="0in" loext:contextual-spacing="true" fo:text-indent="-0.25in" style:auto-text-indent="false"/>
    </style:style>
    <style:style style:name="P12" style:family="paragraph" style:parent-style-name="Standard" style:list-style-name="WWNum6">
      <style:paragraph-properties fo:margin-left="1in" fo:margin-right="0in" fo:margin-top="0in" fo:margin-bottom="0in" loext:contextual-spacing="true" fo:text-indent="-0.25in" style:auto-text-indent="false"/>
    </style:style>
    <style:style style:name="P13" style:family="paragraph" style:parent-style-name="Standard" style:list-style-name="WWNum5">
      <style:paragraph-properties fo:margin-left="1in" fo:margin-right="0in" fo:margin-top="0in" fo:margin-bottom="0in" loext:contextual-spacing="true" fo:text-indent="-0.25in" style:auto-text-indent="false"/>
    </style:style>
    <style:style style:name="P14" style:family="paragraph" style:parent-style-name="Standard" style:list-style-name="WWNum3">
      <style:paragraph-properties fo:margin-left="1in" fo:margin-right="0in" fo:margin-top="0in" fo:margin-bottom="0in" loext:contextual-spacing="true" fo:text-indent="-0.25in" style:auto-text-indent="false"/>
    </style:style>
    <style:style style:name="P15" style:family="paragraph" style:parent-style-name="Standard" style:list-style-name="WWNum2">
      <style:paragraph-properties fo:margin-left="1.5in" fo:margin-right="0in" fo:margin-top="0in" fo:margin-bottom="0in" loext:contextual-spacing="true" fo:text-indent="-0.25in" style:auto-text-indent="false"/>
    </style:style>
    <style:style style:name="P16" style:family="paragraph" style:parent-style-name="Standard" style:list-style-name="WWNum7">
      <style:paragraph-properties fo:margin-left="1.5in" fo:margin-right="0in" fo:margin-top="0in" fo:margin-bottom="0in" loext:contextual-spacing="true" fo:text-indent="-0.25in" style:auto-text-indent="false"/>
    </style:style>
    <style:style style:name="P17" style:family="paragraph" style:parent-style-name="Standard" style:list-style-name="WWNum6">
      <style:paragraph-properties fo:margin-left="1.5in" fo:margin-right="0in" fo:margin-top="0in" fo:margin-bottom="0in" loext:contextual-spacing="true" fo:text-indent="-0.25in" style:auto-text-indent="false"/>
    </style:style>
    <style:style style:name="P18" style:family="paragraph" style:parent-style-name="Standard" style:list-style-name="WWNum3">
      <style:paragraph-properties fo:margin-left="1.5in" fo:margin-right="0in" fo:margin-top="0in" fo:margin-bottom="0in" loext:contextual-spacing="true" fo:text-indent="-0.25in" style:auto-text-indent="false"/>
    </style:style>
    <style:style style:name="P19" style:family="paragraph" style:parent-style-name="Standard" style:list-style-name="WWNum6">
      <style:paragraph-properties fo:margin-left="2in" fo:margin-right="0in" fo:margin-top="0in" fo:margin-bottom="0in" loext:contextual-spacing="true" fo:text-indent="-0.25in" style:auto-text-indent="false"/>
    </style:style>
    <style:style style:name="P20" style:family="paragraph" style:parent-style-name="Heading_20_4">
      <style:paragraph-properties fo:margin-top="0.1665in" fo:margin-bottom="0.028in" loext:contextual-spacing="false" fo:line-height="100%" fo:keep-together="auto" fo:keep-with-next="auto"/>
    </style:style>
    <style:style style:name="P21" style:family="paragraph" style:parent-style-name="Heading_20_5">
      <style:paragraph-properties fo:margin-top="0.1528in" fo:margin-bottom="0.028in" loext:contextual-spacing="false" fo:line-height="100%" fo:keep-together="auto" fo:keep-with-next="auto"/>
    </style:style>
    <style:style style:name="T1" style:family="text">
      <style:text-properties fo:font-size="17pt" fo:font-weight="bold" style:font-size-asian="17pt" style:font-weight-asian="bold" style:font-size-complex="17pt"/>
    </style:style>
    <style:style style:name="T2" style:family="text">
      <style:text-properties fo:color="#000000" fo:font-size="11pt" fo:font-weight="bold" style:font-size-asian="11pt" style:font-weight-asian="bold" style:font-size-complex="11pt"/>
    </style:style>
    <style:style style:name="T3" style:family="text">
      <style:text-properties fo:color="#000000" fo:font-size="10pt" fo:font-weight="bold" style:font-size-asian="10pt" style:font-weight-asian="bold" style:font-size-complex="10pt"/>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aster test plan for GHH Data Management System</text:span></text:p>
      <text:p text:style-name="P20"><text:bookmark text:name="_tcr9eek0nrlg"/><text:span text:style-name="T2">8.1.2 (MTP section 1.2) scope</text:span></text:p>
      <text:p text:style-name="P1">Describe the purpose, goals, and scope of the system/software test effort. </text:p>
      <text:list xml:id="list4684033598703411913" text:style-name="WWNum2">
        <text:list-item>
          <text:p text:style-name="P3">Include a description of any tailoring of this standard that has been implemented. </text:p>
        </text:list-item>
        <text:list-item>
          <text:p text:style-name="P3">Identify the project(s) for which the Plan is being written and the specific processes and products covered by the test effort. </text:p>
          <text:list>
            <text:list-item>
              <text:p text:style-name="P10">The MTP will be testing the Georgia’s Healing House data management system</text:p>
            </text:list-item>
            <text:list-item>
              <text:p text:style-name="P10">The components of the system that will be tested will be the georgias and residents apps that are a part of the Django project</text:p>
            </text:list-item>
          </text:list>
        </text:list-item>
        <text:list-item>
          <text:p text:style-name="P3">Describe the inclusions, exclusions, and assumptions/limitations</text:p>
          <text:list>
            <text:list-item>
              <text:p text:style-name="P10">The environment that the tests will be run in will be on a clean Linux image</text:p>
              <text:list>
                <text:list-item>
                  <text:p text:style-name="P15">Most packages will be installed already (Apache, MySQL)</text:p>
                </text:list-item>
                <text:list-item>
                  <text:p text:style-name="P15">Deploying the project will involve installing the rest of the project</text:p>
                </text:list-item>
                <text:list-item>
                  <text:p text:style-name="P15">All tests will be run on the system once it is built</text:p>
                </text:list-item>
              </text:list>
            </text:list-item>
          </text:list>
        </text:list-item>
        <text:list-item>
          <text:p text:style-name="P3">It is implied that the test tasks will reflect the overall test approach and the development methodology. </text:p>
        </text:list-item>
        <text:list-item>
          <text:p text:style-name="P3">The test approach identifies what will be tested and in what order for the entire gamut of testing levels (component, component integration, system, and acceptance). </text:p>
          <text:list>
            <text:list-item>
              <text:p text:style-name="P10">Requirements testing</text:p>
            </text:list-item>
            <text:list-item>
              <text:p text:style-name="P10">Security testing</text:p>
            </text:list-item>
            <text:list-item>
              <text:p text:style-name="P10">Unit testing</text:p>
            </text:list-item>
          </text:list>
        </text:list-item>
        <text:list-item>
          <text:p text:style-name="P3">The test approach identifies the rationale for testing or not testing, and it identifies the rationale for the selected order of testing. </text:p>
          <text:list>
            <text:list-item>
              <text:p text:style-name="P10">These tests will ensure that certain levels and operations will not be accessible by certain users (namely staff), and that data collection will result in better record-keeping</text:p>
            </text:list-item>
          </text:list>
        </text:list-item>
      </text:list>
      <text:p text:style-name="P1"/>
      <text:p text:style-name="P1"><text:soft-page-break/>The Master Test Plan is being written for the data management system created for Georgia’s Healing House. The components of the system that will be tested are the apps (georgias and residents) that are a part of the Django project. These apps contain the implementation of how information is displayed and saved to the database and create a distinct separation between the user levels in the system. </text:p>
      <text:p text:style-name="P1">The environment that this project will be tested in assume a clean Linux image, with some of the essential packages already installed (e.g. Apache, MySQL). Building the project and successfully running all the tests on newly built system will be components of testing this system. Ensuring that the build was successful in the deployment environment and not susceptible to security weaknesses will also be tested as a part of this process. </text:p>
      <text:p text:style-name="P1">The testing approach for this project will involve requirements testing, security testing, and unit testing. These tests will ensure that certain permissions and operations will not be accessible for certain users (namely staff users). This test approach will also ensure that all used function work properly and ultimately lead to better data collection and record-keeping. </text:p>
      <text:p text:style-name="P20"><text:bookmark text:name="_en2px06cdrvq"/><text:span text:style-name="T2">8.1.4 (MTP section 1.4) system overview and key features</text:span></text:p>
      <text:p text:style-name="P1">Describe the mission or business purpose of the system or software product under test </text:p>
      <text:list xml:id="list7761845978572395276" text:style-name="WWNum7">
        <text:list-item>
          <text:p text:style-name="P4">Describe the key features of the system or software under test </text:p>
          <text:list>
            <text:list-item>
              <text:p text:style-name="P11">The system is a web application that will log <text:s/>the information of residents and staff of Georgia’s Healing House</text:p>
            </text:list-item>
            <text:list-item>
              <text:p text:style-name="P11">There are 2 levels of users</text:p>
              <text:list>
                <text:list-item>
                  <text:p text:style-name="P16">Admin: </text:p>
                </text:list-item>
                <text:list-item>
                  <text:p text:style-name="P16">Staff:</text:p>
                </text:list-item>
              </text:list>
            </text:list-item>
            <text:list-item>
              <text:p text:style-name="P11">All residents will have their information logged and tracked in stages</text:p>
              <text:list>
                <text:list-item>
                  <text:p text:style-name="P16">Application</text:p>
                </text:list-item>
                <text:list-item>
                  <text:p text:style-name="P16">Interview</text:p>
                </text:list-item>
                <text:list-item>
                  <text:p text:style-name="P16">Admission</text:p>
                </text:list-item>
                <text:list-item>
                  <text:p text:style-name="P16">Reports (monthly reviews, incident reports)</text:p>
                </text:list-item>
                <text:list-item>
                  <text:p text:style-name="P16">Termination</text:p>
                </text:list-item>
              </text:list>
            </text:list-item>
            <text:list-item>
              <text:p text:style-name="P11">This will give the organization statistics on the organization’s success rate, </text:p>
              <text:list>
                <text:list-item>
                  <text:p text:style-name="P16">possible improvements of the house</text:p>
                </text:list-item>
                <text:list-item>
                  <text:p text:style-name="P16">Statistics to apply for grants</text:p>
                </text:list-item>
              </text:list>
            </text:list-item>
          </text:list>
        </text:list-item>
      </text:list>
      <text:p text:style-name="P1"/>
      <text:p text:style-name="P1">The system being tested is a web application that will log the information of residents and staff of Georgia’s Healing House. There will be two levels of users: admin and staff. Admin users will be able to create new staff users, disable users, edit resident information, and delete information from the system. Users will be able to see and edit resident information. </text:p>
      <text:p text:style-name="P1"><text:soft-page-break/>Residents will have their information logged and tracked in discrete stages: Application, Interview, Admission, Monthly Reviews, Incident Reports, Termination. The Application stage will collect basic demographic information from the potential resident, and make sure that the applicant qualifies to live in the House. The Interview process involves an interview with a staff member and more personal information is collected on the resident, particularly on if they are fit to live in the house. The Admission process involves collecting information on the resident once they are admitted into the house. Monthly Reviews and Incident Reports are done throughout the resident’s stay in the house, recording the resident’s progress during their stay in the house. The Termination stage is done before the resident leaves the house which records the resident’s reason for leaving the house. </text:p>
      <text:p text:style-name="P1">These features will give the organization reliable statistics on the demographics of the residents and the success rate of the organization. This information can influence improvements for the house and used to apply for grants to fund the organization. </text:p>
      <text:p text:style-name="P21"><text:bookmark text:name="_l92obkca13w8"/><text:span text:style-name="T3">8.1.5.1 (MTP section 1.5.1) organization</text:span></text:p>
      <text:p text:style-name="P1">Describe the relationship of the test processes to other processes </text:p>
      <text:list xml:id="list5756880367754049649" text:style-name="WWNum6">
        <text:list-item>
          <text:p text:style-name="P5">such as development, project management, quality assurance, and configuration management. </text:p>
          <text:list>
            <text:list-item>
              <text:p text:style-name="P12">Development:</text:p>
              <text:list>
                <text:list-item>
                  <text:p text:style-name="P17">Ensure that the project will build properly on other platforms</text:p>
                  <text:list>
                    <text:list-item>
                      <text:p text:style-name="P19">(namely, Linux systems)</text:p>
                    </text:list-item>
                  </text:list>
                </text:list-item>
                <text:list-item>
                  <text:p text:style-name="P17">Test important features of the system and make sure they record properly</text:p>
                </text:list-item>
                <text:list-item>
                  <text:p text:style-name="P17">Can record information </text:p>
                </text:list-item>
              </text:list>
            </text:list-item>
            <text:list-item>
              <text:p text:style-name="P12">Quality Assurance</text:p>
              <text:list>
                <text:list-item>
                  <text:p text:style-name="P17">Ensure that the customer will get a product that will be reliable, record information properly, give useful information for the continuation of the organization</text:p>
                </text:list-item>
              </text:list>
            </text:list-item>
          </text:list>
        </text:list-item>
      </text:list>
      <text:p text:style-name="P1"/>
      <text:p text:style-name="P1">The tests that will be executed for this project with context to Development and Quality Assurance. The Development tests will ensure that the project will build properly on other platforms (namely, Linux systems). Important features will be tested to ensure that information is being displayed and saved properly to the system. For example, applications should be saved and assigned to the respective resident, and should not be able to be deleted by staff users. The Quality Assurance tests will ensure that the final product will be reliable for the organization and display the information in a user-friendly way. The system must be accessible to users who may not be completely comfortable with web applications.</text:p>
      <text:p text:style-name="P1"/>
      <text:p text:style-name="P21"><text:bookmark text:name="_kpm4cnpusbw"/><text:span text:style-name="T3">8.1.5.6 (MTP section 1.5.6) tools, techniques, methods, and metrics</text:span></text:p>
      <text:p text:style-name="P1">Describe documents, hardware and software, test tools, techniques, methods, and test environment to be used in the test process. </text:p>
      <text:list xml:id="list2756253037322945775" text:style-name="WWNum8">
        <text:list-item>
          <text:p text:style-name="P6">Describe the techniques that will be used to identify and capture reusable testware. </text:p>
        </text:list-item>
      </text:list>
      <text:list xml:id="list8737900007458086566" text:style-name="WWNum1">
        <text:list-item>
          <text:p text:style-name="P7">Include information regarding acquisition, training, support, and qualification for each tool, technology, and method.</text:p>
        </text:list-item>
      </text:list>
      <text:list xml:id="list8659257383487815043" text:style-name="WWNum4">
        <text:list-item>
          <text:p text:style-name="P8">Document the metrics to be used by the test effort</text:p>
        </text:list-item>
      </text:list>
      <text:list xml:id="list5496965192512478289" text:style-name="WWNum5">
        <text:list-item>
          <text:p text:style-name="P13">describe how these metrics support the test objectives. </text:p>
        </text:list-item>
        <text:list-item>
          <text:p text:style-name="P13"><text:soft-page-break/>(e.g., component, component integration, system, and acceptance) may be included in those documents (see Annex E)</text:p>
        </text:list-item>
      </text:list>
      <text:p text:style-name="P1"/>
      <text:p text:style-name="P1">The documents that will be used for testing purposes as part of GHHs are as follows: the master test plan, the requirements document, and django testing documentation. The master plan outlines what tests we will be performing, the requirements documents aligns the tests with desired functionality and the django testing documentation aids us in writing proper tests. The hardware involved in the testing process include the course server where our application is hosted, our personal machines where we are running the virtual box images, and the travis CI servers where the tests are being run. The software that’s part of the testing process includes Django and its associated packages for the functionality and testing suites it provides, GitHub as a repository to store all of our test files and TravisCI as a platform for running our tests. We will extensively be using Django’s provided test suite as our testing tool. The techniques we will be using include unit testing to make sure each method performs as expected, usability testing to determine what constitutes a usable system for the common person, security testing to ensure our system will not be easily accessed by a malicious entity, malformed input testing to make sure the integrity of our database is protect and requirements testing to confirm that the system we created meets the needs of the client. We will be using all three types of testing methods. When performing usability testing, we will treat the system as a black box and only evaluate what we see at face value. When performing unit testing we will be performing white box testing because we’ll need to know the inner workings of each method. And finally when performing malformed input testing, we’ll need to know some details about what types of data will be accepted by the forms. The test environments we are using during the process include the TravisCI servers that are configured using our configuration file, our Virtual Box environments for local testing while making slight changes, and the course server when performing malformed input testing or usability testing for convenience. </text:p>
      <text:p text:style-name="P1"/>
      <text:p text:style-name="P20"><text:bookmark text:name="_g8vb8pz2xtyn"/><text:span text:style-name="T2">8.2.1 (MTP section 2.1) test processes including definition of test levels</text:span></text:p>
      <text:p text:style-name="P1">Identify test activities and tasks to be performed for each of the test processes described in Clause 5 of this standard (or the alternative test processes defined by the user of this standard), and document those test activities and tasks. Provide an overview of the test activities and tasks for all development life cycle processes. </text:p>
      <text:p text:style-name="P1"/>
      <text:p text:style-name="P1">Prior to development, we weren’t writing any code for testing. During development we began performing “on the fly” testing as we were building out functionality. After the functionality had been completed, we proceeded to write unit tests to ensure each of our views were largely bug-free and performed how we wanted them to with any given input. After testing our views, we moved on to creating the templates that would render data passed on from the views. This is when we started usability testing in the form of laying out our web pages or fragments in some manner and changing things around to make them more user friendly. Following the creation of the templates, we began testing our forms in an effort to protect against invalid input. </text:p>
      <text:p text:style-name="P1">The next steps after finishing the development on our system would be to perform further usability testing. During this stage we plan to meet with the client to flesh out requirements and also perform requirements testing. Finally we would perform security testing to find security holes and patch them up. After our system has been tested, we would then move on to the deployment phase of testing in the form of installation testing. </text:p>
      <text:p text:style-name="P21"><text:bookmark text:name="_u7anucy7109d"/><text:span text:style-name="T3">8.2.3.4 (MTP section 2.3.4) control procedures</text:span></text:p>
      <text:p text:style-name="P1">Identify control procedures applied to the test activities. These procedures describe how the software-based system and software products and test results will be configured, protected, and stored.</text:p>
      <text:p text:style-name="P1">These procedures may describe quality assurance, configuration management, data management, or other activities if they are not addressed by other efforts. Describe how the test activities comply with existing security provisions and how the test results are to be protected from unauthorized alterations.</text:p>
      <text:p text:style-name="P1"/>
      <text:p text:style-name="P1">The workflow of executing our tests is fairly simple. Tests are written within each separate django application within a project. These tests will sometimes include pre-formed data that must be loaded from the fixtures directory within each application. In the top level of our repository we include a .yml configuration file with the necessary packages to run on TravisCI. The rest of the process is more or less automated. After a push to github, a TravisCI build automatically starts up a server using the configurations in the .yml file. A test database is created and then the tests are performed. The results are displayed in the TravisCI web interface and then, presumably, the instance is shut down. </text:p>
      <text:p text:style-name="P1">Aside from unit testing, the other planned tests will be run locally on a virtual box image or through the computer science department server. </text:p>
      <text:p text:style-name="P1"/>
      <text:p text:style-name="P1">Supplementary Information:</text:p>
      <text:p text:style-name="P1"/>
      <text:list xml:id="list5666190659624464997" text:style-name="WWNum3">
        <text:list-item>
          <text:p text:style-name="P9">What parts of the system will be tested?</text:p>
          <text:list>
            <text:list-item>
              <text:p text:style-name="P14">Model</text:p>
              <text:list>
                <text:list-item>
                  <text:p text:style-name="P18">Most of the model interactions occur within our views. We are mostly using the Django provided methods to interact with our models. That being said, we will be performing thorough testing regarding the fields of our models. Things such as making sure we have the correct string representations, all of the fields are necessary and being used and the connections between the models. </text:p>
                </text:list-item>
              </text:list>
            </text:list-item>
            <text:list-item>
              <text:p text:style-name="P14"><text:soft-page-break/>Views</text:p>
              <text:list>
                <text:list-item>
                  <text:p text:style-name="P18">This is the bulk of what will be tested. Basic functionality such as the ability for users to login and logout and editing profile information. All of the admin functionality will need to be thoroughly tested; this includes creating users, creating/editing reports on residents, passing residents through the workflow. Another aspect that will be tested are the donation functionalities: viewing, editing, and deleting donations as well as sending out emails to the donor list and ensuring correct donor statistics. </text:p>
                </text:list-item>
                <text:list-item>
                  <text:p text:style-name="P18">The resident portal is another major source of functionality that requires testing. Functions such as adding/editing residents, submitting resident applications, viewing resident applications, submitting interview forms and terminating residents. <text:s/></text:p>
                </text:list-item>
              </text:list>
            </text:list-item>
            <text:list-item>
              <text:p text:style-name="P14">Templates</text:p>
              <text:list>
                <text:list-item>
                  <text:p text:style-name="P18">All of the templates will be tested to ensure that the data intended to be displayed on the page is displayed in the proper locations and all of the data is being passed through. </text:p>
                </text:list-item>
              </text:list>
            </text:list-item>
          </text:list>
        </text:list-item>
        <text:list-item>
          <text:p text:style-name="P9">Who will write the tests?</text:p>
          <text:list>
            <text:list-item>
              <text:p text:style-name="P14">Through the semester, most of the tests have been split up evenly to each individual. Each team member would write tests for whatever functionality they would be working on during an iteration. We hope to continue in this manner by reviewing the code base and dividing up the testable portions based on who wrote the code.</text:p>
            </text:list-item>
          </text:list>
        </text:list-item>
        <text:list-item>
          <text:p text:style-name="P9">How will the test cases be determined?</text:p>
          <text:list>
            <text:list-item>
              <text:p text:style-name="P14">A major source of determining our test cases will be simulating a transition through the workflow of a resident. We will begin at the login stage, go through the user creation stage and move on to the resident application and transition process. While at these steps we will brainstorm all of the reasonable errors that could occur and create test cases for those. Example errors include improper input and attempting an action without permission. </text:p>
            </text:list-item>
          </text:list>
        </text:list-item>
        <text:list-item>
          <text:p text:style-name="P9">How will you determine what tests to write?</text:p>
          <text:list>
            <text:list-item>
              <text:p text:style-name="P14">Model</text:p>
              <text:list>
                <text:list-item>
                  <text:p text:style-name="P18">To test the models we will be writing code that interacts directly with them. For example, within our tests we will be creating a model using partial data and complete data. We will use the Django provided methods to query and alter the data sets within our tables. </text:p>
                </text:list-item>
              </text:list>
            </text:list-item>
            <text:list-item>
              <text:p text:style-name="P14">View</text:p>
              <text:list>
                <text:list-item>
                  <text:p text:style-name="P18">A majority of the view tests will be conducted through the testing client that django provides. We will be making get and post requests to our urls with partial and complete data and see if we receive the expected outcome. To test that our permissions systems are working, we will be logging in as different user levels and trying and make requests to authorized and unauthorized functionality. </text:p>
                </text:list-item>
              </text:list>
            </text:list-item>
            <text:list-item>
              <text:p text:style-name="P14">Template</text:p>
              <text:list>
                <text:list-item>
                  <text:p text:style-name="P18">The template testing is a little more complicated as validating all of the html and css is largely unnecessary. We will test the templates by calling the views through the test client and checking if the resultant data set being passed to the template is what we expect. </text:p>
                </text:list-item>
              </text:list>
            </text:list-item>
          </text:list>
        </text:list-item>
        <text:list-item>
          <text:p text:style-name="P9">How will you indicate what is being tested?</text:p>
          <text:list>
            <text:list-item>
              <text:p text:style-name="P14">Each function within our tests will be linked to a view with a comment. In many cases, multiple tests will be linked to a single view function to ensure complete fulfillment of the code coverage of that function. Furthermore, each view function will be linked (by comment) to a concrete requirement as laid out by our client and a template that the view invokes. By doing this, we establish an easily traceable dual link between requirements and tests. </text:p>
            </text:list-item>
          </text:list>
        </text:list-item>
        <text:list-item>
          <text:p text:style-name="P9">What other types of tests will you be performing?</text:p>
          <text:list>
            <text:list-item>
              <text:p text:style-name="P14">On the fly</text:p>
              <text:list>
                <text:list-item>
                  <text:p text:style-name="P18">Throughout the development of our system, this type of testing has been ongoing. When working through some sort of functionality, we have been testing the web interface to confirm the results of invoking the functionality.</text:p>
                </text:list-item>
              </text:list>
            </text:list-item>
            <text:list-item>
              <text:p text:style-name="P14"><text:soft-page-break/>System/Requirements</text:p>
              <text:list>
                <text:list-item>
                  <text:p text:style-name="P18">Once development of new functionality ceases, we will go through the user stories that were initially created as issues in GitHub and ensure that they fulfill the requirements our client has laid out. If an issue does not match the requirements at the end of development, we will update the issue to closer align with a requirement or delete it. </text:p>
                </text:list-item>
              </text:list>
            </text:list-item>
            <text:list-item>
              <text:p text:style-name="P14">Installation</text:p>
              <text:list>
                <text:list-item>
                  <text:p text:style-name="P18">The installation instructions will be tested by performing a comprehensive installation of the system on our chosen platform of deployment. We will follow the document word for word and update it as we run into any impediments. </text:p>
                </text:list-item>
              </text:list>
            </text:list-item>
            <text:list-item>
              <text:p text:style-name="P14">Security</text:p>
              <text:list>
                <text:list-item>
                  <text:p text:style-name="P18">The security testing portion will consist mainly of preventing sql injection when logging in, not allowing malformed input when submitting a form and confirming the permissions different levels of users will have within the system. </text:p>
                </text:list-item>
              </text:list>
            </text:list-item>
            <text:list-item>
              <text:p text:style-name="P14">Usability</text:p>
              <text:list>
                <text:list-item>
                  <text:p text:style-name="P18">We will test usability by providing our system to a few beta users and to our client. We will allow them to test it for a few minutes and then record feedback to make our system more user friendly. The plan for each user will be to log in and go through the workflow of a real person transitioning through the different phases of entering and leaving the house. We will ask them questions during the process about how easy it was to find a particular option or how we could make a particular action more user friendly.</text:p>
                </text:list-item>
              </text:list>
            </text:list-item>
            <text:list-item>
              <text:p text:style-name="P14">Malformed input</text:p>
              <text:list>
                <text:list-item>
                  <text:p text:style-name="P18">Since our system heavily makes use of forms, we will go through each form providing some type of invalid input to gauge the result. If some invalid input is accepted, a thorough review of the model forms and models will be performed to correct the issue. This form of testing also coincides with many of our unit tests, where we are posting invalid form data to confirm the proper response of our views. The expected outcome for each form submitted with invalid data is an error message prompting correct input.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04" meta:word-count="2956" meta:character-count="17931" meta:non-whitespace-character-count="15113"/>
    <meta:generator>LibreOfficeDev/5.1.0.3$Linux_X86_64 LibreOffice_project/</meta:generator>
  </office:meta>
</office:document-meta>
</file>